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3e0b" officeooo:paragraph-rsid="00183e0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3e0b" officeooo:paragraph-rsid="00183e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e85e" officeooo:paragraph-rsid="0019e8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f1d8" officeooo:paragraph-rsid="0019f1d8" style:font-size-asian="10.5pt" style:font-weight-asian="normal" style:font-size-complex="12pt" style:font-weight-complex="normal"/>
    </style:style>
    <style:style style:name="T1" style:family="text">
      <style:text-properties officeooo:rsid="0019f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c</text:p>
      <text:p text:style-name="P1"/>
      <text:p text:style-name="P1"/>
      <text:p text:style-name="P2">rechercher un element : control maj f</text:p>
      <text:p text:style-name="P3">ouvrir l’onglet de tâche génération : ctre shift d <text:s/></text:p>
      <text:p text:style-name="P3">ouvrir <text:span text:style-name="T1">rechercher fichier</text:span> : ctle p <text:s/></text:p>
      <text:p text:style-name="P4">ouvrir panneau de contrôle : ctle shift p </text:p>
      <text:p text:style-name="P4">ouvrir section debuggage : ctre shit d </text:p>
      <text:p text:style-name="P3">mode zen ctrl Kk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1:03:33.767722574</meta:creation-date>
    <dc:date>2022-04-05T12:39:22.354769291</dc:date>
    <meta:editing-duration>PT11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42" meta:character-count="226" meta:non-whitespace-character-count="185"/>
  </office:meta>
</office:document-meta>
</file>